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obyčej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Odstavec" style:list-style-name="L1"/>
    <style:style style:name="P2" style:family="paragraph" style:parent-style-name="Odstavec" style:list-style-name="L3"/>
    <style:style style:name="P3" style:family="paragraph" style:parent-style-name="Odstavec" style:list-style-name="L4"/>
    <style:style style:name="P4" style:family="paragraph" style:parent-style-name="Odstavec" style:list-style-name="L5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1_20_Titulek">Test cases</text:p>
      <text:p text:style-name="N3_20_Podkapitola">FeatureList1</text:p>
      <text:p text:style-name="Odstavec">Je povoleno zadávání více než jednoho pravidla. Antecedent má nejvýše jeden prvek, Consequent má také nejvýše jeden prvek a pravidlo obsahuje nejvýše 2 InterestMeasures. Celkově pak pravidlo obsahuje mezi jedním a deseti prvky. Všechny kombinace Interest measures jsou povoleny. Hloubka vnoření je nejvýše jedna a povolená je konjunkce a negace.</text:p>
      <text:p text:style-name="N4_20_Odstavec">GUI Tests.</text:p>
      <text:p text:style-name="N5_20_Pododstavec">Scénář 1:</text:p>
      <text:list xml:id="list36495373" text:style-name="L3">
        <text:list-item>
          <text:p text:style-name="P2">Klinkutím na New rule vytvořit nové pravidlo – úspěch </text:p>
        </text:list-item>
        <text:list-item>
          <text:p text:style-name="P2">Přetáhnout atribut do prázdného pole – úspěch </text:p>
        </text:list-item>
        <text:list-item>
          <text:p text:style-name="P2">Přetáhnout OR do prázdného pole – neúspěch</text:p>
        </text:list-item>
        <text:list-item>
          <text:p text:style-name="P2">Přetáhnout atribut do prázdného pole – neúspěch </text:p>
        </text:list-item>
        <text:list-item>
          <text:p text:style-name="P2">Přetáhnout AND do prázdného pole – úspěch </text:p>
        </text:list-item>
        <text:list-item>
          <text:p text:style-name="P2">Přetáhnout atribut do prázdného pole – neúspěch</text:p>
        </text:list-item>
        <text:list-item>
          <text:p text:style-name="P2">Odtáhnout OR z pole, ve kterém je pryč do prázdného prostoru – OR zmizí.</text:p>
        </text:list-item>
        <text:list-item>
          <text:p text:style-name="P2">Přetáhnout operátor do prázdného pole – úspěch </text:p>
        </text:list-item>
        <text:list-item>
          <text:p text:style-name="P2">Přetáhnout operátor do prázdného pole – úspěch </text:p>
        </text:list-item>
        <text:list-item>
          <text:p text:style-name="P2">Přetáhnout AND do prázdného pole – neúspěch</text:p>
        </text:list-item>
        <text:list-item>
          <text:p text:style-name="P2">Přetáhnout atribut do prázdného pole – úspěch</text:p>
        </text:list-item>
        <text:list-item>
          <text:p text:style-name="P2">Přetáhnout AND do prázdného pole – úspěch(Problém co při uložení kdy končím booleanem)</text:p>
        </text:list-item>
        <text:list-item>
          <text:p text:style-name="P2">Stisknutí tlačítka save – Objeví se hláška: vše bylo v pořádku ukončeno a aplikace se uzavře.</text:p>
        </text:list-item>
      </text:list>
      <text:p text:style-name="N5_20_Pododstavec">Scénář 2</text:p>
      <text:list xml:id="list36631957" text:style-name="L4">
        <text:list-item>
          <text:p text:style-name="P3"><text:span text:style-name="T2">Stisknutí tlačítka save – Nic se nestane</text:span></text:p>
        </text:list-item>
        <text:list-item>
          <text:p text:style-name="P3"><text:span text:style-name="T2">Vytvoření nového pravidla stisknutím tlačítka New rule – Objeví se prázdné pole</text:span></text:p>
        </text:list-item>
        <text:list-item>
          <text:p text:style-name="P3"><text:span text:style-name="T2">Přetáhnout do prázdného pole pravou závorku – neúspěch</text:span></text:p>
        </text:list-item>
        <text:list-item>
          <text:p text:style-name="P3"><text:span text:style-name="T2">Přetáhnout do prázdného pole AND – neúspěch </text:span></text:p>
        </text:list-item>
        <text:list-item>
          <text:p text:style-name="P3"><text:span text:style-name="T2">Přetáhnout do prázdného pole OR – neúspěch </text:span></text:p>
        </text:list-item>
        <text:list-item>
          <text:p text:style-name="P3"><text:span text:style-name="T2">Přetáhnout do prázdného pole Interest Measure – neúspěch (Plyne z toho, že nelze vytvořit antecedent s žádným prvkem)</text:span></text:p>
        </text:list-item>
        <text:list-item>
          <text:p text:style-name="P3"><text:span text:style-name="T2">Přetáhnout do prázdného pole atribut – úspěch</text:span></text:p>
        </text:list-item>
        <text:list-item>
          <text:p text:style-name="P3"><text:span text:style-name="T2">Přetáhnout do prázdného pole interest measure – úspěch </text:span></text:p>
        </text:list-item>
        <text:list-item>
          <text:p text:style-name="P3"><text:span text:style-name="T2">Tlačítkem save uložit pravidlo - Objeví se hláška: vše bylo v pořádku ukončeno a aplikace </text:span><text:soft-page-break/><text:span text:style-name="T2">se uzavře.</text:span></text:p>
        </text:list-item>
      </text:list>
      <text:p text:style-name="N5_20_Pododstavec"><text:span text:style-name="T2">Scénář 3</text:span></text:p>
      <text:list xml:id="list37126054" text:style-name="L5">
        <text:list-item>
          <text:p text:style-name="P4"><text:span text:style-name="T2">Tlačítkem <text:s/>New rule vytvořit nové pravidlo – Objeví se prázdné pole</text:span></text:p>
        </text:list-item>
        <text:list-item>
          <text:p text:style-name="P4"><text:span text:style-name="T2">Přetáhnout do prázdného pole NEG – úspěch </text:span></text:p>
        </text:list-item>
        <text:list-item>
          <text:p text:style-name="P4"><text:span text:style-name="T2">Přetáhnout do prázdného pole InterestMeasure – neúspěch </text:span></text:p>
        </text:list-item>
        <text:list-item>
          <text:p text:style-name="P4"><text:span text:style-name="T2">Přetáhnout do prázdného pole AND – neúspěch</text:span></text:p>
        </text:list-item>
        <text:list-item>
          <text:p text:style-name="P4"><text:span text:style-name="T2">Přetáhnout do prázdného pole OR – neúspěch</text:span></text:p>
        </text:list-item>
        <text:list-item>
          <text:p text:style-name="P4"><text:span text:style-name="T2">Přetáhnout do prázdného pole NEG – neúspěch</text:span></text:p>
        </text:list-item>
        <text:list-item>
          <text:p text:style-name="P4"><text:span text:style-name="T2">Přetáhnout do prázdného pole atribut – úspěch </text:span></text:p>
        </text:list-item>
        <text:list-item>
          <text:p text:style-name="P4"><text:span text:style-name="T2">Přetáhnout do prázdného pole AND – neúspěch</text:span></text:p>
        </text:list-item>
        <text:list-item>
          <text:p text:style-name="P4"><text:span text:style-name="T2">Přetáhnout do prázdného pole OR – neúspěch</text:span></text:p>
        </text:list-item>
        <text:list-item>
          <text:p text:style-name="P4"><text:span text:style-name="T2">Přetáhnout do prázdného pole NEG – neúspěch</text:span></text:p>
        </text:list-item>
        <text:list-item>
          <text:p text:style-name="P4"><text:span text:style-name="T2">Přetáhnout do prázdného pole atribut – neúspěch</text:span></text:p>
        </text:list-item>
        <text:list-item>
          <text:p text:style-name="P4"><text:span text:style-name="T2">Tlačítkem save uložit pravidlo - Objeví se hláška: vše bylo v pořádku ukončeno a aplikace se uzavře.</text:span></text:p>
        </text:list-item>
      </text:list>
      <text:p text:style-name="N4_20_Odstavec">Tests of whole a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obyčej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9cm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lanek" style:family="paragraph" style:parent-style-name="Standard" style:class="text"/>
    <style:style style:name="N1_20_Titulek" style:display-name="N1 Titulek" style:family="paragraph" style:parent-style-name="Clanek" style:class="text" style:master-page-name="">
      <style:paragraph-properties fo:margin-top="0.499cm" fo:margin-bottom="0.499cm" fo:text-align="center" style:justify-single-word="false" style:page-number="auto"/>
      <style:text-properties fo:font-size="24pt" fo:font-weight="bold"/>
    </style:style>
    <style:style style:name="N2_20_Kapitola" style:display-name="N2 Kapitola" style:family="paragraph" style:parent-style-name="Clanek" style:class="text" style:master-page-name="">
      <style:paragraph-properties fo:margin-top="0.4cm" fo:margin-bottom="0.4cm" style:page-number="auto"/>
      <style:text-properties fo:font-size="20pt" fo:font-weight="bold"/>
    </style:style>
    <style:style style:name="N3_20_Podkapitola" style:display-name="N3 Podkapitola" style:family="paragraph" style:parent-style-name="Clanek" style:class="text" style:master-page-name="">
      <style:paragraph-properties fo:margin-top="0.3cm" fo:margin-bottom="0.3cm" style:page-number="auto"/>
      <style:text-properties fo:font-size="16pt" fo:font-weight="bold"/>
    </style:style>
    <style:style style:name="N4_20_Odstavec" style:display-name="N4 Odstavec" style:family="paragraph" style:parent-style-name="Clanek" style:class="text" style:master-page-name="">
      <style:paragraph-properties fo:margin-top="0.3cm" fo:margin-bottom="0.3cm" style:page-number="auto"/>
      <style:text-properties fo:font-size="16pt" fo:font-style="italic"/>
    </style:style>
    <style:style style:name="N5_20_Pododstavec" style:display-name="N5 Pododstavec" style:family="paragraph" style:parent-style-name="Clanek" style:class="text" style:master-page-name="">
      <style:paragraph-properties fo:margin-top="0.199cm" fo:margin-bottom="0.199cm" style:page-number="auto"/>
      <style:text-properties fo:font-size="14pt" fo:font-style="italic"/>
    </style:style>
    <style:style style:name="XML" style:family="paragraph" style:parent-style-name="Clanek" style:class="text" style:master-page-name="">
      <style:paragraph-properties fo:margin-left="0.499cm" fo:margin-right="0.499cm" fo:text-indent="0cm" style:auto-text-indent="false" style:page-number="auto" fo:background-color="transparent" fo:padding="0cm" fo:border="none" style:shadow="none">
        <style:background-image/>
      </style:paragraph-properties>
      <style:text-properties style:font-name="Courier New"/>
    </style:style>
    <style:style style:name="Odstavec" style:family="paragraph" style:parent-style-name="Clanek" style:class="text">
      <style:paragraph-properties fo:margin-top="0.101cm" fo:margin-bottom="0.10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6T11:37:24.56</meta:creation-date>
    <meta:editing-duration>PT05H32M25S</meta:editing-duration>
    <meta:editing-cycles>17</meta:editing-cycles>
    <meta:generator>OpenOffice.org/3.2$Win32 OpenOffice.org_project/320m19$Build-9505</meta:generator>
    <dc:title>Clanek v1</dc:title>
    <meta:initial-creator>Jakub Balhar</meta:initial-creator>
    <dc:date>2010-10-26T17:09:47.14</dc:date>
    <dc:creator>Jakub Balhar</dc:creator>
    <meta:document-statistic meta:table-count="0" meta:image-count="0" meta:object-count="0" meta:page-count="2" meta:paragraph-count="42" meta:word-count="403" meta:character-count="2399"/>
    <meta:template xlink:type="simple" xlink:actuate="onRequest" xlink:title="Clanek v1" xlink:href="../../../../../../Data%20aplikací/OpenOffice.org/3/user/template/Clanek%20v1.ott" meta:date="2010-10-26T11:37:18.51"/>
  </office:meta>
</office:document-meta>
</file>